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 Mono" svg:font-family="&quot;DejaVu Sans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DejaVu Sans Mono" style:font-name-asian="DejaVu Sans Mono" style:font-name-complex="DejaVu Sans Mono" fo:font-size="11pt" style:font-size-asian="11pt" style:font-size-complex="11pt"/>
    </style:style>
    <style:style style:name="ce3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4.445cm"/>
    </style:style>
    <style:style style:name="co3" style:family="table-column">
      <style:table-column-properties fo:break-before="auto" style:column-width="3.995208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2.69875cm"/>
    </style:style>
    <style:style style:name="co8" style:family="table-column">
      <style:table-column-properties fo:break-before="auto" style:column-width="4.31270833333333cm"/>
    </style:style>
    <style:style style:name="co9" style:family="table-column">
      <style:table-column-properties fo:break-before="auto" style:column-width="3.75708333333333cm"/>
    </style:style>
    <style:style style:name="co10" style:family="table-column">
      <style:table-column-properties fo:break-before="auto" style:column-width="2.59291666666667cm"/>
    </style:style>
    <style:style style:name="co11" style:family="table-column">
      <style:table-column-properties fo:break-before="auto" style:column-width="4.048125cm"/>
    </style:style>
    <style:style style:name="co12" style:family="table-column">
      <style:table-column-properties fo:break-before="auto" style:column-width="2.619375cm"/>
    </style:style>
    <style:style style:name="co13" style:family="table-column">
      <style:table-column-properties fo:break-before="auto" style:column-width="4.23333333333333cm"/>
    </style:style>
    <style:style style:name="co14" style:family="table-column">
      <style:table-column-properties fo:break-before="auto" style:column-width="3.91583333333333cm"/>
    </style:style>
    <style:style style:name="co15" style:family="table-column">
      <style:table-column-properties fo:break-before="auto" style:column-width="2.19604166666667cm"/>
    </style:style>
    <style:style style:name="co16" style:family="table-column">
      <style:table-column-properties fo:break-before="auto" style:column-width="2.48708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EQUENTIAL_SERV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Number Clients</text:p>
          </table:table-cell>
          <table:table-cell office:value-type="string" table:style-name="ce1">
            <text:p>Number Messages/Client</text:p>
          </table:table-cell>
          <table:table-cell office:value-type="string" table:style-name="ce1">
            <text:p>Maximum Concurrency</text:p>
          </table:table-cell>
          <table:table-cell office:value-type="string" table:style-name="ce1">
            <text:p>Time (msec)</text:p>
          </table:table-cell>
          <table:table-cell office:value-type="string" table:style-name="ce1">
            <text:p>Messages/Sec</text:p>
          </table:table-cell>
          <table:table-cell table:number-columns-repeated="16379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55" table:style-name="ce2">
            <text:p>1255</text:p>
          </table:table-cell>
          <table:table-cell office:value-type="float" office:value="15.936254980079683" table:formula="of:=([.A2]*[.B2])/([.D2]/1000)" table:style-name="ce1">
            <text:p>15,93625498</text:p>
          </table:table-cell>
          <table:table-cell table:number-columns-repeated="16379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1872" table:style-name="ce2">
            <text:p>1872</text:p>
          </table:table-cell>
          <table:table-cell office:value-type="float" office:value="106.83760683760683" table:formula="of:=([.A3]*[.B3])/([.D3]/1000)" table:style-name="ce1">
            <text:p>106,8376068</text:p>
          </table:table-cell>
          <table:table-cell table:number-columns-repeated="16379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" table:style-name="ce1">
            <text:p>20</text:p>
          </table:table-cell>
          <table:table-cell office:value-type="float" office:value="2711" table:style-name="ce1">
            <text:p>2711</text:p>
          </table:table-cell>
          <table:table-cell office:value-type="float" office:value="737.73515308004426" table:formula="of:=([.A4]*[.B4])/([.D4]/1000)" table:style-name="ce1">
            <text:p>737,7351531</text:p>
          </table:table-cell>
          <table:table-cell table:number-columns-repeated="16379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000" table:style-name="ce1">
            <text:p>1000</text:p>
          </table:table-cell>
          <table:table-cell office:value-type="float" office:value="20" table:style-name="ce1">
            <text:p>20</text:p>
          </table:table-cell>
          <table:table-cell office:value-type="float" office:value="7577" table:style-name="ce1">
            <text:p>7577</text:p>
          </table:table-cell>
          <table:table-cell office:value-type="float" office:value="2639.5671109937971" table:formula="of:=([.A5]*[.B5])/([.D5]/1000)" table:style-name="ce1">
            <text:p>2639,567111</text:p>
          </table:table-cell>
          <table:table-cell table:number-columns-repeated="2" table:style-name="ce1"/>
          <table:table-cell table:style-name="ce3"/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0000" table:style-name="ce1">
            <text:p>10000</text:p>
          </table:table-cell>
          <table:table-cell office:value-type="float" office:value="10" table:style-name="ce1">
            <text:p>10</text:p>
          </table:table-cell>
          <table:table-cell office:value-type="float" office:value="10731" table:style-name="ce1">
            <text:p>10731</text:p>
          </table:table-cell>
          <table:table-cell office:value-type="float" office:value="18637.592023110614" table:formula="of:=([.A6]*[.B6])/([.D6]/1000)" table:style-name="ce1">
            <text:p>18637,59202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>
            <draw:frame draw:z-index="1" draw:id="id0" draw:style-name="a0" draw:name="Gráfico 3" svg:x="0.875in" svg:y="0.07292in" svg:width="5.66667in" svg:height="3.5416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  <table:table table:name="UNBOUNDED_CONCURRENT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Number Clients</text:p>
          </table:table-cell>
          <table:table-cell office:value-type="string" table:style-name="ce1">
            <text:p>Number Messages/Client</text:p>
          </table:table-cell>
          <table:table-cell office:value-type="string" table:style-name="ce1">
            <text:p>Maximum Concurrency</text:p>
          </table:table-cell>
          <table:table-cell office:value-type="string" table:style-name="ce1">
            <text:p>Time (msec)</text:p>
          </table:table-cell>
          <table:table-cell office:value-type="string" table:style-name="ce1">
            <text:p>Messages/Sec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006" table:style-name="ce2">
            <text:p>1006</text:p>
          </table:table-cell>
          <table:table-cell office:value-type="float" office:value="19.880715705765407" table:formula="of:=([.A2]*[.B2])/([.D2]/1000)" table:style-name="ce1">
            <text:p>19,88071571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1036" table:style-name="ce2">
            <text:p>1036</text:p>
          </table:table-cell>
          <table:table-cell office:value-type="float" office:value="193.05019305019303" table:formula="of:=([.A3]*[.B3])/([.D3]/1000)" table:style-name="ce1">
            <text:p>193,0501931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" table:style-name="ce1">
            <text:p>20</text:p>
          </table:table-cell>
          <table:table-cell office:value-type="float" office:value="1161" table:style-name="ce1">
            <text:p>1161</text:p>
          </table:table-cell>
          <table:table-cell office:value-type="float" office:value="1722.652885443583" table:formula="of:=([.A4]*[.B4])/([.D4]/1000)" table:style-name="ce1">
            <text:p>1722,652885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000" table:style-name="ce1">
            <text:p>1000</text:p>
          </table:table-cell>
          <table:table-cell office:value-type="float" office:value="20" table:style-name="ce1">
            <text:p>20</text:p>
          </table:table-cell>
          <table:table-cell office:value-type="float" office:value="5186" table:style-name="ce1">
            <text:p>5186</text:p>
          </table:table-cell>
          <table:table-cell office:value-type="float" office:value="3856.5368299267257" table:formula="of:=([.A5]*[.B5])/([.D5]/1000)" table:style-name="ce1">
            <text:p>3856,53683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0000" table:style-name="ce1">
            <text:p>10000</text:p>
          </table:table-cell>
          <table:table-cell office:value-type="float" office:value="20" table:style-name="ce1">
            <text:p>20</text:p>
          </table:table-cell>
          <table:table-cell office:value-type="float" office:value="54592" table:style-name="ce2">
            <text:p>54592</text:p>
          </table:table-cell>
          <table:table-cell office:value-type="float" office:value="3663.5404454865184" table:formula="of:=([.A6]*[.B6])/([.D6]/1000)" table:style-name="ce1">
            <text:p>3663,540445</text:p>
          </table:table-cell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>
            <draw:frame draw:z-index="1" draw:id="id1" draw:style-name="a1" draw:name="Gráfico 1" svg:x="0.86458in" svg:y="0.04167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  <table:table table:name="BOUNDED_CONCURRENT" table:style-name="ta2"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4" table:default-cell-style-name="ce1"/>
        <table:table-column table:style-name="co7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Number Clients</text:p>
          </table:table-cell>
          <table:table-cell office:value-type="string" table:style-name="ce1">
            <text:p>Number Messages/Client</text:p>
          </table:table-cell>
          <table:table-cell office:value-type="string" table:style-name="ce1">
            <text:p>Maximum Concurrency</text:p>
          </table:table-cell>
          <table:table-cell office:value-type="string" table:style-name="ce1">
            <text:p>Time (msec)</text:p>
          </table:table-cell>
          <table:table-cell office:value-type="string" table:style-name="ce1">
            <text:p>Messages/Sec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029" table:style-name="ce2">
            <text:p>1029</text:p>
          </table:table-cell>
          <table:table-cell office:value-type="float" office:value="19.436345966958214" table:formula="of:=([.A2]*[.B2])/([.D2]/1000)" table:style-name="ce1">
            <text:p>19,43634597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1036" table:style-name="ce2">
            <text:p>1036</text:p>
          </table:table-cell>
          <table:table-cell office:value-type="float" office:value="193.05019305019303" table:formula="of:=([.A3]*[.B3])/([.D3]/1000)" table:style-name="ce1">
            <text:p>193,0501931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" table:style-name="ce1">
            <text:p>20</text:p>
          </table:table-cell>
          <table:table-cell office:value-type="float" office:value="1029" table:style-name="ce1">
            <text:p>1029</text:p>
          </table:table-cell>
          <table:table-cell office:value-type="float" office:value="1943.6345966958213" table:formula="of:=([.A4]*[.B4])/([.D4]/1000)" table:style-name="ce1">
            <text:p>1943,634597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000" table:style-name="ce1">
            <text:p>1000</text:p>
          </table:table-cell>
          <table:table-cell office:value-type="float" office:value="20" table:style-name="ce1">
            <text:p>20</text:p>
          </table:table-cell>
          <table:table-cell office:value-type="float" office:value="1161" table:style-name="ce1">
            <text:p>1161</text:p>
          </table:table-cell>
          <table:table-cell office:value-type="float" office:value="17226.52885443583" table:formula="of:=([.A5]*[.B5])/([.D5]/1000)" table:style-name="ce1">
            <text:p>17226,52885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0000" table:style-name="ce1">
            <text:p>10000</text:p>
          </table:table-cell>
          <table:table-cell office:value-type="float" office:value="20" table:style-name="ce1">
            <text:p>20</text:p>
          </table:table-cell>
          <table:table-cell office:value-type="float" office:value="5595" table:style-name="ce2">
            <text:p>5595</text:p>
          </table:table-cell>
          <table:table-cell office:value-type="float" office:value="35746.20196604111" table:formula="of:=([.A6]*[.B6])/([.D6]/1000)" table:style-name="ce1">
            <text:p>35746,20197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>
            <draw:frame draw:z-index="1" draw:id="id2" draw:style-name="a2" draw:name="Gráfico 1" svg:x="0.75in" svg:y="0.03125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  <table:table table:name="CONCURRENT_USING_THREADS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Number Clients</text:p>
          </table:table-cell>
          <table:table-cell office:value-type="string" table:style-name="ce1">
            <text:p>Number Messages/Client</text:p>
          </table:table-cell>
          <table:table-cell office:value-type="string" table:style-name="ce1">
            <text:p>Maximum Concurrency</text:p>
          </table:table-cell>
          <table:table-cell office:value-type="string" table:style-name="ce1">
            <text:p>Time (msec)</text:p>
          </table:table-cell>
          <table:table-cell office:value-type="string" table:style-name="ce1">
            <text:p>Messages/Sec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39" table:style-name="ce2">
            <text:p>39</text:p>
          </table:table-cell>
          <table:table-cell office:value-type="float" office:value="512.82051282051282" table:formula="of:=([.A2]*[.B2])/([.D2]/1000)" table:style-name="ce1">
            <text:p>512,8205128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2">
            <text:p>30</text:p>
          </table:table-cell>
          <table:table-cell office:value-type="float" office:value="6666.666666666667" table:formula="of:=([.A3]*[.B3])/([.D3]/1000)" table:style-name="ce1">
            <text:p>6666,666667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" table:style-name="ce1">
            <text:p>20</text:p>
          </table:table-cell>
          <table:table-cell office:value-type="float" office:value="343" table:style-name="ce1">
            <text:p>343</text:p>
          </table:table-cell>
          <table:table-cell office:value-type="float" office:value="5830.9037900874628" table:formula="of:=([.A4]*[.B4])/([.D4]/1000)" table:style-name="ce1">
            <text:p>5830,90379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000" table:style-name="ce1">
            <text:p>1000</text:p>
          </table:table-cell>
          <table:table-cell office:value-type="float" office:value="20" table:style-name="ce1">
            <text:p>20</text:p>
          </table:table-cell>
          <table:table-cell office:value-type="float" office:value="828" table:style-name="ce1">
            <text:p>828</text:p>
          </table:table-cell>
          <table:table-cell office:value-type="float" office:value="24154.589371980677" table:formula="of:=([.A5]*[.B5])/([.D5]/1000)" table:style-name="ce1">
            <text:p>24154,58937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0000" table:style-name="ce1">
            <text:p>10000</text:p>
          </table:table-cell>
          <table:table-cell office:value-type="float" office:value="20" table:style-name="ce1">
            <text:p>20</text:p>
          </table:table-cell>
          <table:table-cell office:value-type="float" office:value="5147" table:style-name="ce2">
            <text:p>5147</text:p>
          </table:table-cell>
          <table:table-cell office:value-type="float" office:value="38857.586943850787" table:formula="of:=([.A6]*[.B6])/([.D6]/1000)" table:style-name="ce1">
            <text:p>38857,58694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>
            <draw:frame draw:z-index="1" draw:id="id3" draw:style-name="a3" draw:name="Gráfico 1" svg:x="0.90625in" svg:y="0.01042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 Mono" svg:font-family="&quot;DejaVu Sans Mono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meta:initial-creator>Carles</meta:initial-creator>
    <dc:creator>Carles</dc:creator>
    <meta:creation-date>2018-06-01T15:31:41Z</meta:creation-date>
    <dc:date>2018-06-01T17:52:55Z</dc:date>
    <meta:editing-cycles>8</meta:editing-cycles>
    <meta:editing-duration>PT174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55.0pt" svg:width="408.0pt" chart:style-name="Crt0">
        <chart:title chart:style-name="CT00">
          <text:p text:style-name="a0" text:class-names="" text:cond-style-name="">Sequential server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umero mensajes por cliente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iempo</text:p>
            </chart:title>
            <chart:grid chart:class="major" chart:style-name="GMa1"/>
          </chart:axis>
          <chart:series chart:values-cell-range-address="SEQUENTIAL_SERVER.$D$2:.$D$6" chart:class="chart:scatter" chart:attached-axis="primary-y" chart:style-name="G0S0">
            <chart:domain table:cell-range-address="SEQUENTIAL_SERVER.$B$2:.$B$6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Unbounded Concurrent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umero de mensajes por cliente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iempo</text:p>
            </chart:title>
            <chart:grid chart:class="major" chart:style-name="GMa1"/>
          </chart:axis>
          <chart:series chart:values-cell-range-address="UNBOUNDED_CONCURRENT.$D$2:.$D$6" chart:class="chart:scatter" chart:attached-axis="primary-y" chart:style-name="G0S0">
            <chart:domain table:cell-range-address="UNBOUNDED_CONCURRENT.$B$2:.$B$6"/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Bounder Concurrent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umero de mensajes por cliente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iempo</text:p>
            </chart:title>
            <chart:grid chart:class="major" chart:style-name="GMa1"/>
          </chart:axis>
          <chart:series chart:values-cell-range-address="BOUNDED_CONCURRENT.$D$2:.$D$6" chart:class="chart:scatter" chart:attached-axis="primary-y" chart:style-name="G0S0">
            <chart:domain table:cell-range-address="BOUNDED_CONCURRENT.$B$2:.$B$6"/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oncurrent using threads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umero de mensajes por cliente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iempo</text:p>
            </chart:title>
            <chart:grid chart:class="major" chart:style-name="GMa1"/>
          </chart:axis>
          <chart:series chart:values-cell-range-address="CONCURRENT_USING_THREADS.$D$2:.$D$6" chart:class="chart:scatter" chart:attached-axis="primary-y" chart:style-name="G0S0">
            <chart:domain table:cell-range-address="CONCURRENT_USING_THREADS.$B$2:.$B$6"/>
            <chart:data-point chart:repeated="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